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2eaa6" officeooo:paragraph-rsid="0012eaa6"/>
    </style:style>
    <style:style style:name="P2" style:family="paragraph" style:parent-style-name="Standard">
      <style:text-properties fo:language="en" fo:country="US" officeooo:rsid="0012eaa6" officeooo:paragraph-rsid="0012eaa6"/>
    </style:style>
    <style:style style:name="P3" style:family="paragraph" style:parent-style-name="Standard">
      <style:text-properties fo:language="en" fo:country="US" officeooo:rsid="0013e95e" officeooo:paragraph-rsid="0013e95e"/>
    </style:style>
    <style:style style:name="P4" style:family="paragraph" style:parent-style-name="Standard">
      <style:text-properties fo:language="en" fo:country="US" officeooo:rsid="0014c0ee" officeooo:paragraph-rsid="0014c0ee"/>
    </style:style>
    <style:style style:name="T1" style:family="text">
      <style:text-properties officeooo:rsid="0014c0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 documentation</text:p>
      <text:p text:style-name="P1">Cryptography course at FIT BUT</text:p>
      <text:p text:style-name="P1">Martin Krajňák, xkrajn02</text:p>
      <text:p text:style-name="P1"/>
      <text:p text:style-name="P1">Introduction </text:p>
      <text:p text:style-name="P2">The goal of this work is the explanation of the steps which lead to solution of the project. Initially, the work describe revelation of the first part of the encryption algorithm. The next part is dedicated to manual solution and total decryption of a secret used to encrypt files followed by the part explaining the solution achieved with SAT solver.</text:p>
      <text:p text:style-name="P2"/>
      <text:p text:style-name="P2">Known plaintext attack</text:p>
      <text:p text:style-name="P3">Since both plain-text (bis.txt) and cipher-test (bis.enc.txt) are available, then application of the XOR logical function reveal 512 B of keystream. Furthermore, by applying the keysteam to the encrypted sile super_cipher.py.enc, <text:span text:style-name="T1">a</text:span> step function used for encryption <text:span text:style-name="T1">and SUB array are</text:span> revealed. A function able to revert the step function needs to be implemented to decrypt files.</text:p>
      <text:p text:style-name="P3"/>
      <text:p text:style-name="P4">Manual solution</text:p>
      <text:p text:style-name="P4">Inspection of the revealed part of the super_cipher.py is showing two substeps. The first steps is adding <text:s/>1 and performs bit operations which are shifting bits. The second step is again using bitwise shift operator to calculate an index to re-assign a new value from the revealed SUB array (substitution). Therefore a reverse function must implement steps that are inverse to these steps in the reverse order.</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01:49:26.792188820</meta:creation-date>
    <dc:date>2019-04-05T02:22:04.662409440</dc:date>
    <meta:editing-duration>PT47S</meta:editing-duration>
    <meta:editing-cycles>1</meta:editing-cycles>
    <meta:document-statistic meta:table-count="0" meta:image-count="0" meta:object-count="0" meta:page-count="1" meta:paragraph-count="10" meta:word-count="201" meta:character-count="1268" meta:non-whitespace-character-count="1073"/>
    <meta:generator>LibreOffice/6.2.2.2$Linux_X86_64 LibreOffice_project/20$Build-2</meta:generator>
  </office:meta>
</office:document-meta>
</file>